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85cm" draw:z-index="0"><draw:image xlink:href="../../odt/images/0120.png" xlink:type="simple" xlink:show="embed" xlink:actuate="onLoad"/></draw:frame></text:p>
          </table:table-cell>
          <table:table-cell table:style-name="Table1.B1" office:value-type="string">
            <text:h text:style-name="P2" text:outline-level="1">Ломаная статическая характеристи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2">C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8cm" svg:height="1.349cm" draw:z-index="1"><draw:image xlink:href="../../odt/images/012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11">реализует преобразование вектора входных сигналов посредством </text:span><text:span text:style-name="T8">единой</text:span><text:span text:style-name="T11"> однозначной нелинейной статической характеристики произвольного вида, аппроксимируемой кусочно-ломаной кривой: </text:span></text:p>
            <text:p text:style-name="P6"><draw:frame draw:style-name="fr2" draw:name="graphics1" text:anchor-type="as-char" svg:width="2.54cm" svg:height="2.223cm" draw:z-index="2"><draw:image xlink:href="../../odt/images/0120_static.png" xlink:type="simple" xlink:show="embed" xlink:actuate="onLoad"/></draw:frame></text:p>
            <text:p text:style-name="P7">Если входной сигнал меньше<draw:frame draw:style-name="fr3" draw:name="Объект4" text:anchor-type="as-char" svg:width="0.63cm" svg:height="0.62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или больше<draw:frame draw:style-name="fr3" draw:name="Объект5" text:anchor-type="as-char" svg:width="0.644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то на выходе блока формируется соответствующая постоянная величина:</text:p>
            <text:p text:style-name="P6"><draw:frame draw:style-name="fr3" draw:name="Объект1" text:anchor-type="as-char" svg:width="5.791cm" svg:height="1.393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5"><text:span text:style-name="T11">где</text:span><text:span text:style-name="T11"><draw:frame draw:style-name="fr3" draw:name="Объект2" text:anchor-type="as-char" svg:width="1.064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1">– вектор входных сигналов;</text:span><text:span text:style-name="T11"><draw:frame draw:style-name="fr3" draw:name="Объект3" text:anchor-type="as-char" svg:width="1.087cm" svg:height="0.564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">– вектор </text:span><text:span text:style-name="T13">выходных</text:span><text:span text:style-name="T11"> сигналов.</text:span></text:p>
            <text:p text:style-name="P5"><text:span text:style-name="T14">Свойства</text:span>:</text:p>
            <text:list xml:id="list863150643757757953" text:style-name="L1">
              <text:list-item>
                <text:p text:style-name="P8"><text:span text:style-name="T11">Вектор значений аргумента – </text:span><text:span text:style-name="T11"><text:s/>массив аргументов </text:span><text:span text:style-name="T11"><draw:frame draw:style-name="fr3" draw:name="Object1" text:anchor-type="as-char" svg:width="0.644cm" svg:height="0.62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. </text:span></text:p>
              </text:list-item>
              <text:list-item>
                <text:p text:style-name="P8">Вектор значений функции – массив значений выходного сигнала <draw:frame draw:style-name="fr3" draw:name="Object2" text:anchor-type="as-char" svg:width="0.667cm" svg:height="0.62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5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7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маная статическая характеристика</dc:title>
    <dc:date>2014-12-01T17:27:18.04</dc:date>
    <meta:generator>OpenOffice/4.1.1$Win32 OpenOffice.org_project/411m6$Build-9775</meta:generator>
    <meta:editing-duration>PT2H13M21S</meta:editing-duration>
    <meta:editing-cycles>68</meta:editing-cycles>
    <meta:document-statistic meta:table-count="1" meta:image-count="3" meta:object-count="7" meta:page-count="1" meta:paragraph-count="15" meta:word-count="91" meta:character-count="707"/>
  </office:meta>
</office:document-meta>
</file>

<file path=Object 1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i>n</mi>
                    </msub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>n</mi>
                      </msub>
                    </mrow>
                  </mrow>
                </mtd>
              </mtr>
            </mtable>
          </mrow>
        </mrow>
      </mrow>
    </mrow>
    <annotation encoding="StarMath 5.0">y_i(t) = left lbrace stack{
alignl y_1, ~ если ~ x_i(t) &lt; x_1 #
alignl y_n, ~ если ~ x_i(t) &gt; x_n 
}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6/content.xml><?xml version="1.0" encoding="utf-8"?>
<math xmlns="http://www.w3.org/1998/Math/MathML">
  <semantics>
    <mrow>
      <msub>
        <mi>x</mi>
        <mi>j</mi>
      </msub>
    </mrow>
    <annotation encoding="StarMath 5.0">x_j</annotation>
  </semantics>
</math>
</file>

<file path=Object 7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